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4T09:58:13.567563839</meta:creation-date>
    <dc:date>2016-12-14T09:58:43.615913726</dc:date>
    <meta:editing-duration>PT30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4.3.3.2$Linux_x86 LibreOffice_project/430m0$Build-2</meta:generator>
  </office:meta>
</office:document-meta>
</file>